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1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fo:language="en" fo:country="none"/>
    </style:style>
    <style:style style:name="T41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9"/>
      <text:p text:style-name="P40"><text:span text:style-name="T31">Type:</text:span><text:span text:style-name="T30"> </text:span><text:span text:style-name="T29">Personal dosimeter</text:span><text:span text:style-name="T28"> AT3509C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4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5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5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7551753991454316508" text:style-name="L1">
        <text:list-item>
          <text:p text:style-name="P52"><text:span text:style-name="T11">Air temperature<text:tab/></text:span><text:span text:style-name="T23"><text:tab/><text:tab/><text:tab/>+</text:span><text:span text:style-name="T11">$temp</text:span><text:span text:style-name="T23"> °</text:span><text:span text:style-name="T11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1"><text:span text:style-name="Знак_20_примечания"><text:span text:style-name="T2">$facility_13+11eng;</text:span></text:span></text:p>
      <text:p text:style-name="P41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6">AT3509C (</text:span><text:span text:style-name="T41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3">3</text:span></text:p>
          </table:table-cell>
          <table:table-cell table:style-name="t1.B3" office:value-type="string">
            <text:p text:style-name="P13">$1-d<text:span text:style-name="T13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3">m30</text:span></text:p>
              <text:p text:style-name="P33">$1-<text:span text:style-name="T13">m31</text:span></text:p>
              <text:p text:style-name="P33">$1-<text:span text:style-name="T13">m32</text:span></text:p>
              <text:p text:style-name="P33">$1-<text:span text:style-name="T13">m33</text:span></text:p>
              <text:p text:style-name="P33">$1-<text:span text:style-name="T13">m34</text:span></text:p>
            </text:section>
          </table:table-cell>
          <table:table-cell table:style-name="t1.B3" office:value-type="string">
            <text:p text:style-name="P13">$1-av<text:span text:style-name="T13">3</text:span></text:p>
          </table:table-cell>
          <table:table-cell table:style-name="t1.B3" office:value-type="string">
            <text:p text:style-name="P13">$1-o<text:span text:style-name="T13">3</text:span></text:p>
          </table:table-cell>
          <table:table-cell table:style-name="t1.B3" office:value-type="string">
            <text:p text:style-name="P13">$1-q<text:span text:style-name="T13">3</text:span></text:p>
          </table:table-cell>
          <table:table-cell table:style-name="t1.B3" office:value-type="string">
            <text:p text:style-name="P13">$1-do<text:span text:style-name="T13">3</text:span></text:p>
          </table:table-cell>
          <table:table-cell table:style-name="t1.I3" office:value-type="string">
            <text:p text:style-name="P20">±<text:span text:style-name="T13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3">4</text:span></text:p>
          </table:table-cell>
          <table:table-cell table:style-name="t1.B8" office:value-type="string">
            <text:p text:style-name="P13">$1-d<text:span text:style-name="T13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3">m</text:span><text:span text:style-name="T3">4</text:span><text:span text:style-name="T13">0</text:span></text:p>
              <text:p text:style-name="P33">$1-<text:span text:style-name="T13">m</text:span><text:span text:style-name="T3">4</text:span><text:span text:style-name="T13">1</text:span></text:p>
              <text:p text:style-name="P33">$1-<text:span text:style-name="T13">m</text:span><text:span text:style-name="T3">4</text:span><text:span text:style-name="T13">2</text:span></text:p>
              <text:p text:style-name="P33">$1-<text:span text:style-name="T13">m</text:span><text:span text:style-name="T3">4</text:span><text:span text:style-name="T13">3</text:span></text:p>
              <text:p text:style-name="P33">$1-<text:span text:style-name="T13">m</text:span><text:span text:style-name="T3">4</text:span><text:span text:style-name="T13">4</text:span></text:p>
            </text:section>
          </table:table-cell>
          <table:table-cell table:style-name="t1.B8" office:value-type="string">
            <text:p text:style-name="P13">$1-av<text:span text:style-name="T13">4</text:span></text:p>
          </table:table-cell>
          <table:table-cell table:style-name="t1.B8" office:value-type="string">
            <text:p text:style-name="P13">$1-o<text:span text:style-name="T13">4</text:span></text:p>
          </table:table-cell>
          <table:table-cell table:style-name="t1.B8" office:value-type="string">
            <text:p text:style-name="P13">$1-q<text:span text:style-name="T13">4</text:span></text:p>
          </table:table-cell>
          <table:table-cell table:style-name="t1.B8" office:value-type="string">
            <text:p text:style-name="P13">$1-do<text:span text:style-name="T13">4</text:span></text:p>
          </table:table-cell>
          <table:table-cell table:style-name="t1.I8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6">AT3509C (</text:span><text:span text:style-name="T41">γ</text:span><text:span text:style-name="T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8">pi</text:span></text:p>
          </table:table-cell>
          <table:table-cell table:style-name="s1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3">3</text:span></text:p>
          </table:table-cell>
          <table:table-cell table:style-name="s1.B4" office:value-type="string">
            <text:p text:style-name="P19"><text:s text:c="2"/>$1-<text:span text:style-name="T3">dd_</text:span><text:span text:style-name="T13">3</text:span> <text:s/></text:p>
            <text:p text:style-name="P22">360s</text:p>
          </table:table-cell>
          <table:table-cell table:style-name="s1.B4" office:value-type="string">
            <text:p text:style-name="P13">$1-d_dev<text:span text:style-name="T3">_</text:span><text:span text:style-name="T13">3</text:span></text:p>
          </table:table-cell>
          <table:table-cell table:style-name="s1.B4" office:value-type="string">
            <text:p text:style-name="P13">$1-dose<text:span text:style-name="T3">_</text:span><text:span text:style-name="T13">3</text:span></text:p>
          </table:table-cell>
          <table:table-cell table:style-name="s1.B4" office:value-type="string">
            <text:p text:style-name="P13">$1-d_res<text:span text:style-name="T3">_</text:span><text:span text:style-name="T13">3</text:span></text:p>
          </table:table-cell>
          <table:table-cell table:style-name="s1.B4" office:value-type="string">
            <text:p text:style-name="P13">$1-o_pog<text:span text:style-name="T3">_</text:span><text:span text:style-name="T13">3</text:span></text:p>
          </table:table-cell>
          <table:table-cell table:style-name="s1.B4" office:value-type="string">
            <text:p text:style-name="P13">$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7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µSv/h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7">360s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2"><text:span text:style-name="T6">AT3509C (</text:span><text:span text:style-name="T41">γ</text:span><text:span text:style-name="T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2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2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2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2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2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2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2.A3" office:value-type="string">
            <text:p text:style-name="P31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3">30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800<text:span text:style-name="T13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2.B3" office:value-type="string">
            <text:p text:style-name="P13">$2-n<text:span text:style-name="T13">3</text:span></text:p>
          </table:table-cell>
          <table:table-cell table:style-name="t2.B3" office:value-type="string">
            <text:p text:style-name="P13">$2-d<text:span text:style-name="T13">3</text:span></text:p>
          </table:table-cell>
          <table:table-cell table:style-name="t2.D3" office:value-type="string">
            <text:section text:style-name="Sect1" text:name="Раздел15">
              <text:p text:style-name="P3">$2-<text:span text:style-name="T13">m30</text:span></text:p>
              <text:p text:style-name="P33">$2-<text:span text:style-name="T13">m31</text:span></text:p>
              <text:p text:style-name="P33">$2-<text:span text:style-name="T13">m32</text:span></text:p>
              <text:p text:style-name="P33">$2-<text:span text:style-name="T13">m33</text:span></text:p>
              <text:p text:style-name="P33">$2-<text:span text:style-name="T13">m34</text:span></text:p>
            </text:section>
          </table:table-cell>
          <table:table-cell table:style-name="t2.B3" office:value-type="string">
            <text:p text:style-name="P13">$2-av<text:span text:style-name="T13">3</text:span></text:p>
          </table:table-cell>
          <table:table-cell table:style-name="t2.B3" office:value-type="string">
            <text:p text:style-name="P13">$2-o<text:span text:style-name="T13">3</text:span></text:p>
          </table:table-cell>
          <table:table-cell table:style-name="t2.B3" office:value-type="string">
            <text:p text:style-name="P13">$2-q<text:span text:style-name="T13">3</text:span></text:p>
          </table:table-cell>
          <table:table-cell table:style-name="t2.B3" office:value-type="string">
            <text:p text:style-name="P13">$2-do<text:span text:style-name="T13">3</text:span></text:p>
          </table:table-cell>
          <table:table-cell table:style-name="t2.I3" office:value-type="string">
            <text:p text:style-name="P20">±<text:span text:style-name="T13">19</text:span></text:p>
          </table:table-cell>
        </table:table-row>
        <table:table-row>
          <table:table-cell table:style-name="t2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2.B8" office:value-type="string">
            <text:p text:style-name="P13">$2-n<text:span text:style-name="T13">4</text:span></text:p>
          </table:table-cell>
          <table:table-cell table:style-name="t2.B8" office:value-type="string">
            <text:p text:style-name="P13">$2-d<text:span text:style-name="T13">4</text:span></text:p>
          </table:table-cell>
          <table:table-cell table:style-name="t2.D8" office:value-type="string">
            <text:section text:style-name="Sect1" text:name="Раздел20">
              <text:p text:style-name="P3">$2-<text:span text:style-name="T13">m</text:span><text:span text:style-name="T3">4</text:span><text:span text:style-name="T13">0</text:span></text:p>
              <text:p text:style-name="P33">$2-<text:span text:style-name="T13">m</text:span><text:span text:style-name="T3">4</text:span><text:span text:style-name="T13">1</text:span></text:p>
              <text:p text:style-name="P33">$2-<text:span text:style-name="T13">m</text:span><text:span text:style-name="T3">4</text:span><text:span text:style-name="T13">2</text:span></text:p>
              <text:p text:style-name="P33">$2-<text:span text:style-name="T13">m</text:span><text:span text:style-name="T3">4</text:span><text:span text:style-name="T13">3</text:span></text:p>
              <text:p text:style-name="P33">$2-<text:span text:style-name="T13">m</text:span><text:span text:style-name="T3">4</text:span><text:span text:style-name="T13">4</text:span></text:p>
            </text:section>
          </table:table-cell>
          <table:table-cell table:style-name="t2.B8" office:value-type="string">
            <text:p text:style-name="P13">$2-av<text:span text:style-name="T13">4</text:span></text:p>
          </table:table-cell>
          <table:table-cell table:style-name="t2.B8" office:value-type="string">
            <text:p text:style-name="P13">$2-o<text:span text:style-name="T13">4</text:span></text:p>
          </table:table-cell>
          <table:table-cell table:style-name="t2.B8" office:value-type="string">
            <text:p text:style-name="P13">$2-q<text:span text:style-name="T13">4</text:span></text:p>
          </table:table-cell>
          <table:table-cell table:style-name="t2.B8" office:value-type="string">
            <text:p text:style-name="P13">$2-do<text:span text:style-name="T13">4</text:span></text:p>
          </table:table-cell>
          <table:table-cell table:style-name="t2.I8" office:value-type="string">
            <text:p text:style-name="P20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2"><text:span text:style-name="T6">AT3509C (</text:span><text:span text:style-name="T41">γ</text:span><text:span text:style-name="T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2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2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4">H</text:span><text:span text:style-name="T18">pi</text:span></text:p>
          </table:table-cell>
          <table:table-cell table:style-name="s2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2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3">3</text:span></text:p>
          </table:table-cell>
          <table:table-cell table:style-name="s2.B4" office:value-type="string">
            <text:p text:style-name="P19"><text:s text:c="2"/>$2-<text:span text:style-name="T3">dd_</text:span><text:span text:style-name="T13">3</text:span> <text:s/></text:p>
            <text:p text:style-name="P22">360s</text:p>
          </table:table-cell>
          <table:table-cell table:style-name="s2.B4" office:value-type="string">
            <text:p text:style-name="P13">$2-d_dev<text:span text:style-name="T3">_</text:span><text:span text:style-name="T13">3</text:span></text:p>
          </table:table-cell>
          <table:table-cell table:style-name="s2.B4" office:value-type="string">
            <text:p text:style-name="P13">$2-dose<text:span text:style-name="T3">_</text:span><text:span text:style-name="T13">3</text:span></text:p>
          </table:table-cell>
          <table:table-cell table:style-name="s2.B4" office:value-type="string">
            <text:p text:style-name="P13">$2-d_res<text:span text:style-name="T3">_</text:span><text:span text:style-name="T13">3</text:span></text:p>
          </table:table-cell>
          <table:table-cell table:style-name="s2.B4" office:value-type="string">
            <text:p text:style-name="P13">$2-o_pog<text:span text:style-name="T3">_</text:span><text:span text:style-name="T13">3</text:span></text:p>
          </table:table-cell>
          <table:table-cell table:style-name="s2.B4" office:value-type="string">
            <text:p text:style-name="P13">$2-d_gran<text:span text:style-name="T3">_</text:span><text:span text:style-name="T13">3</text:span>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4" office:value-type="string">
            <text:p text:style-name="P12">4.0 mSv/h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7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6" office:value-type="string">
            <text:p text:style-name="P12">4.0 <text:span text:style-name="T13">µSv/h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7">360s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6">AT3509C (</text:span><text:span text:style-name="T41">γ</text:span><text:span text:style-name="T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3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3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3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3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3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3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3.A3" office:value-type="string">
            <text:p text:style-name="P31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3">30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800<text:span text:style-name="T13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3.B3" office:value-type="string">
            <text:p text:style-name="P13">$3-n<text:span text:style-name="T13">3</text:span></text:p>
          </table:table-cell>
          <table:table-cell table:style-name="t3.B3" office:value-type="string">
            <text:p text:style-name="P13">$3-d<text:span text:style-name="T13">3</text:span></text:p>
          </table:table-cell>
          <table:table-cell table:style-name="t3.D3" office:value-type="string">
            <text:section text:style-name="Sect1" text:name="Раздел25">
              <text:p text:style-name="P3">$3-<text:span text:style-name="T13">m30</text:span></text:p>
              <text:p text:style-name="P33">$3-<text:span text:style-name="T13">m31</text:span></text:p>
              <text:p text:style-name="P33">$3-<text:span text:style-name="T13">m32</text:span></text:p>
              <text:p text:style-name="P33">$3-<text:span text:style-name="T13">m33</text:span></text:p>
              <text:p text:style-name="P33">$3-<text:span text:style-name="T13">m34</text:span></text:p>
            </text:section>
          </table:table-cell>
          <table:table-cell table:style-name="t3.B3" office:value-type="string">
            <text:p text:style-name="P13">$3-av<text:span text:style-name="T13">3</text:span></text:p>
          </table:table-cell>
          <table:table-cell table:style-name="t3.B3" office:value-type="string">
            <text:p text:style-name="P13">$3-o<text:span text:style-name="T13">3</text:span></text:p>
          </table:table-cell>
          <table:table-cell table:style-name="t3.B3" office:value-type="string">
            <text:p text:style-name="P13">$3-q<text:span text:style-name="T13">3</text:span></text:p>
          </table:table-cell>
          <table:table-cell table:style-name="t3.B3" office:value-type="string">
            <text:p text:style-name="P13">$3-do<text:span text:style-name="T13">3</text:span></text:p>
          </table:table-cell>
          <table:table-cell table:style-name="t3.I3" office:value-type="string">
            <text:p text:style-name="P20">±<text:span text:style-name="T13">19</text:span></text:p>
          </table:table-cell>
        </table:table-row>
        <table:table-row>
          <table:table-cell table:style-name="t3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3.B8" office:value-type="string">
            <text:p text:style-name="P13">$3-n<text:span text:style-name="T13">4</text:span></text:p>
          </table:table-cell>
          <table:table-cell table:style-name="t3.B8" office:value-type="string">
            <text:p text:style-name="P13">$3-d<text:span text:style-name="T13">4</text:span></text:p>
          </table:table-cell>
          <table:table-cell table:style-name="t3.D8" office:value-type="string">
            <text:section text:style-name="Sect1" text:name="Раздел30">
              <text:p text:style-name="P3">$3-<text:span text:style-name="T13">m</text:span><text:span text:style-name="T3">4</text:span><text:span text:style-name="T13">0</text:span></text:p>
              <text:p text:style-name="P33">$3-<text:span text:style-name="T13">m</text:span><text:span text:style-name="T3">4</text:span><text:span text:style-name="T13">1</text:span></text:p>
              <text:p text:style-name="P33">$3-<text:span text:style-name="T13">m</text:span><text:span text:style-name="T3">4</text:span><text:span text:style-name="T13">2</text:span></text:p>
              <text:p text:style-name="P33">$3-<text:span text:style-name="T13">m</text:span><text:span text:style-name="T3">4</text:span><text:span text:style-name="T13">3</text:span></text:p>
              <text:p text:style-name="P33">$3-<text:span text:style-name="T13">m</text:span><text:span text:style-name="T3">4</text:span><text:span text:style-name="T13">4</text:span></text:p>
            </text:section>
          </table:table-cell>
          <table:table-cell table:style-name="t3.B8" office:value-type="string">
            <text:p text:style-name="P13">$3-av<text:span text:style-name="T13">4</text:span></text:p>
          </table:table-cell>
          <table:table-cell table:style-name="t3.B8" office:value-type="string">
            <text:p text:style-name="P13">$3-o<text:span text:style-name="T13">4</text:span></text:p>
          </table:table-cell>
          <table:table-cell table:style-name="t3.B8" office:value-type="string">
            <text:p text:style-name="P13">$3-q<text:span text:style-name="T13">4</text:span></text:p>
          </table:table-cell>
          <table:table-cell table:style-name="t3.B8" office:value-type="string">
            <text:p text:style-name="P13">$3-do<text:span text:style-name="T13">4</text:span></text:p>
          </table:table-cell>
          <table:table-cell table:style-name="t3.I8" office:value-type="string">
            <text:p text:style-name="P20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6">AT3509C (</text:span><text:span text:style-name="T41">γ</text:span><text:span text:style-name="T6">) s/n: </text:span><text:span text:style-name="T9"><text:s/>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3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3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4">H</text:span><text:span text:style-name="T18">pi</text:span></text:p>
          </table:table-cell>
          <table:table-cell table:style-name="s3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3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3">3</text:span></text:p>
          </table:table-cell>
          <table:table-cell table:style-name="s3.B4" office:value-type="string">
            <text:p text:style-name="P19"><text:s text:c="2"/>$3-<text:span text:style-name="T3">dd_</text:span><text:span text:style-name="T13">3</text:span> <text:s/></text:p>
            <text:p text:style-name="P22">360s</text:p>
          </table:table-cell>
          <table:table-cell table:style-name="s3.B4" office:value-type="string">
            <text:p text:style-name="P13">$3-d_dev<text:span text:style-name="T3">_</text:span><text:span text:style-name="T13">3</text:span></text:p>
          </table:table-cell>
          <table:table-cell table:style-name="s3.B4" office:value-type="string">
            <text:p text:style-name="P13">$3-dose<text:span text:style-name="T3">_</text:span><text:span text:style-name="T13">3</text:span></text:p>
          </table:table-cell>
          <table:table-cell table:style-name="s3.B4" office:value-type="string">
            <text:p text:style-name="P13">$3-d_res<text:span text:style-name="T3">_</text:span><text:span text:style-name="T13">3</text:span></text:p>
          </table:table-cell>
          <table:table-cell table:style-name="s3.B4" office:value-type="string">
            <text:p text:style-name="P13">$3-o_pog<text:span text:style-name="T3">_</text:span><text:span text:style-name="T13">3</text:span></text:p>
          </table:table-cell>
          <table:table-cell table:style-name="s3.B4" office:value-type="string">
            <text:p text:style-name="P13">$3-d_gran<text:span text:style-name="T3">_</text:span><text:span text:style-name="T13">3</text:span>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4" office:value-type="string">
            <text:p text:style-name="P12">4.0 mSv/h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7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6" office:value-type="string">
            <text:p text:style-name="P12">4.0 <text:span text:style-name="T13">µSv/h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7">360s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2"><text:span text:style-name="T6">AT3509C (</text:span><text:span text:style-name="T41">γ</text:span><text:span text:style-name="T6">) s/n: <text:s/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4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4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4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4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4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4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4.A3" office:value-type="string">
            <text:p text:style-name="P31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3">30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800<text:span text:style-name="T13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4.B3" office:value-type="string">
            <text:p text:style-name="P13">$4-n<text:span text:style-name="T13">3</text:span></text:p>
          </table:table-cell>
          <table:table-cell table:style-name="t4.B3" office:value-type="string">
            <text:p text:style-name="P13">$4-d<text:span text:style-name="T13">3</text:span></text:p>
          </table:table-cell>
          <table:table-cell table:style-name="t4.D3" office:value-type="string">
            <text:section text:style-name="Sect1" text:name="Раздел35">
              <text:p text:style-name="P3">$4-<text:span text:style-name="T13">m30</text:span></text:p>
              <text:p text:style-name="P33">$4-<text:span text:style-name="T13">m31</text:span></text:p>
              <text:p text:style-name="P33">$4-<text:span text:style-name="T13">m32</text:span></text:p>
              <text:p text:style-name="P33">$4-<text:span text:style-name="T13">m33</text:span></text:p>
              <text:p text:style-name="P33">$4-<text:span text:style-name="T13">m34</text:span></text:p>
            </text:section>
          </table:table-cell>
          <table:table-cell table:style-name="t4.B3" office:value-type="string">
            <text:p text:style-name="P13">$4-av<text:span text:style-name="T13">3</text:span></text:p>
          </table:table-cell>
          <table:table-cell table:style-name="t4.B3" office:value-type="string">
            <text:p text:style-name="P13">$4-o<text:span text:style-name="T13">3</text:span></text:p>
          </table:table-cell>
          <table:table-cell table:style-name="t4.B3" office:value-type="string">
            <text:p text:style-name="P13">$4-q<text:span text:style-name="T13">3</text:span></text:p>
          </table:table-cell>
          <table:table-cell table:style-name="t4.B3" office:value-type="string">
            <text:p text:style-name="P13">$4-do<text:span text:style-name="T13">3</text:span></text:p>
          </table:table-cell>
          <table:table-cell table:style-name="t4.I3" office:value-type="string">
            <text:p text:style-name="P20">±<text:span text:style-name="T13">19</text:span></text:p>
          </table:table-cell>
        </table:table-row>
        <table:table-row>
          <table:table-cell table:style-name="t4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4.B8" office:value-type="string">
            <text:p text:style-name="P13">$4-n<text:span text:style-name="T13">4</text:span></text:p>
          </table:table-cell>
          <table:table-cell table:style-name="t4.B8" office:value-type="string">
            <text:p text:style-name="P13">$4-d<text:span text:style-name="T13">4</text:span></text:p>
          </table:table-cell>
          <table:table-cell table:style-name="t4.D8" office:value-type="string">
            <text:section text:style-name="Sect1" text:name="Раздел40">
              <text:p text:style-name="P3">$4-<text:span text:style-name="T13">m</text:span><text:span text:style-name="T3">4</text:span><text:span text:style-name="T13">0</text:span></text:p>
              <text:p text:style-name="P33">$4-<text:span text:style-name="T13">m</text:span><text:span text:style-name="T3">4</text:span><text:span text:style-name="T13">1</text:span></text:p>
              <text:p text:style-name="P33">$4-<text:span text:style-name="T13">m</text:span><text:span text:style-name="T3">4</text:span><text:span text:style-name="T13">2</text:span></text:p>
              <text:p text:style-name="P33">$4-<text:span text:style-name="T13">m</text:span><text:span text:style-name="T3">4</text:span><text:span text:style-name="T13">3</text:span></text:p>
              <text:p text:style-name="P33">$4-<text:span text:style-name="T13">m</text:span><text:span text:style-name="T3">4</text:span><text:span text:style-name="T13">4</text:span></text:p>
            </text:section>
          </table:table-cell>
          <table:table-cell table:style-name="t4.B8" office:value-type="string">
            <text:p text:style-name="P13">$4-av<text:span text:style-name="T13">4</text:span></text:p>
          </table:table-cell>
          <table:table-cell table:style-name="t4.B8" office:value-type="string">
            <text:p text:style-name="P13">$4-o<text:span text:style-name="T13">4</text:span></text:p>
          </table:table-cell>
          <table:table-cell table:style-name="t4.B8" office:value-type="string">
            <text:p text:style-name="P13">$4-q<text:span text:style-name="T13">4</text:span></text:p>
          </table:table-cell>
          <table:table-cell table:style-name="t4.B8" office:value-type="string">
            <text:p text:style-name="P13">$4-do<text:span text:style-name="T13">4</text:span></text:p>
          </table:table-cell>
          <table:table-cell table:style-name="t4.I8" office:value-type="string">
            <text:p text:style-name="P20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6">AT3509C (</text:span><text:span text:style-name="T41">γ</text:span><text:span text:style-name="T6">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4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4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4">H</text:span><text:span text:style-name="T18">pi</text:span></text:p>
          </table:table-cell>
          <table:table-cell table:style-name="s4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4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3">3</text:span></text:p>
          </table:table-cell>
          <table:table-cell table:style-name="s4.B4" office:value-type="string">
            <text:p text:style-name="P19"><text:s text:c="2"/>$4-<text:span text:style-name="T3">dd_</text:span><text:span text:style-name="T13">3</text:span> <text:s/></text:p>
            <text:p text:style-name="P22">360s</text:p>
          </table:table-cell>
          <table:table-cell table:style-name="s4.B4" office:value-type="string">
            <text:p text:style-name="P13">$4-d_dev<text:span text:style-name="T3">_</text:span><text:span text:style-name="T13">3</text:span></text:p>
          </table:table-cell>
          <table:table-cell table:style-name="s4.B4" office:value-type="string">
            <text:p text:style-name="P13">$4-dose<text:span text:style-name="T3">_</text:span><text:span text:style-name="T13">3</text:span></text:p>
          </table:table-cell>
          <table:table-cell table:style-name="s4.B4" office:value-type="string">
            <text:p text:style-name="P13">$4-d_res<text:span text:style-name="T3">_</text:span><text:span text:style-name="T13">3</text:span></text:p>
          </table:table-cell>
          <table:table-cell table:style-name="s4.B4" office:value-type="string">
            <text:p text:style-name="P13">$4-o_pog<text:span text:style-name="T3">_</text:span><text:span text:style-name="T13">3</text:span></text:p>
          </table:table-cell>
          <table:table-cell table:style-name="s4.B4" office:value-type="string">
            <text:p text:style-name="P13">$4-d_gran<text:span text:style-name="T3">_</text:span><text:span text:style-name="T13">3</text:span>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4" office:value-type="string">
            <text:p text:style-name="P12">4.0 mSv/h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7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6" office:value-type="string">
            <text:p text:style-name="P12">4.0 <text:span text:style-name="T13">µSv/h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7">360s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6">AT3509C (</text:span><text:span text:style-name="T41">γ</text:span><text:span text:style-name="T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5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5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5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5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5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5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5.A3" office:value-type="string">
            <text:p text:style-name="P31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3">30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800<text:span text:style-name="T13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5.B3" office:value-type="string">
            <text:p text:style-name="P13">$5-n<text:span text:style-name="T13">3</text:span></text:p>
          </table:table-cell>
          <table:table-cell table:style-name="t5.B3" office:value-type="string">
            <text:p text:style-name="P13">$5-d<text:span text:style-name="T13">3</text:span></text:p>
          </table:table-cell>
          <table:table-cell table:style-name="t5.D3" office:value-type="string">
            <text:section text:style-name="Sect1" text:name="Раздел45">
              <text:p text:style-name="P3">$5-<text:span text:style-name="T13">m30</text:span></text:p>
              <text:p text:style-name="P33">$5-<text:span text:style-name="T13">m31</text:span></text:p>
              <text:p text:style-name="P33">$5-<text:span text:style-name="T13">m32</text:span></text:p>
              <text:p text:style-name="P33">$5-<text:span text:style-name="T13">m33</text:span></text:p>
              <text:p text:style-name="P33">$5-<text:span text:style-name="T13">m34</text:span></text:p>
            </text:section>
          </table:table-cell>
          <table:table-cell table:style-name="t5.B3" office:value-type="string">
            <text:p text:style-name="P13">$5-av<text:span text:style-name="T13">3</text:span></text:p>
          </table:table-cell>
          <table:table-cell table:style-name="t5.B3" office:value-type="string">
            <text:p text:style-name="P13">$5-o<text:span text:style-name="T13">3</text:span></text:p>
          </table:table-cell>
          <table:table-cell table:style-name="t5.B3" office:value-type="string">
            <text:p text:style-name="P13">$5-q<text:span text:style-name="T13">3</text:span></text:p>
          </table:table-cell>
          <table:table-cell table:style-name="t5.B3" office:value-type="string">
            <text:p text:style-name="P13">$5-do<text:span text:style-name="T13">3</text:span></text:p>
          </table:table-cell>
          <table:table-cell table:style-name="t5.I3" office:value-type="string">
            <text:p text:style-name="P20">±<text:span text:style-name="T13">19</text:span></text:p>
          </table:table-cell>
        </table:table-row>
        <table:table-row>
          <table:table-cell table:style-name="t5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5.B8" office:value-type="string">
            <text:p text:style-name="P13">$5-n<text:span text:style-name="T13">4</text:span></text:p>
          </table:table-cell>
          <table:table-cell table:style-name="t5.B8" office:value-type="string">
            <text:p text:style-name="P13">$5-d<text:span text:style-name="T13">4</text:span></text:p>
          </table:table-cell>
          <table:table-cell table:style-name="t5.D8" office:value-type="string">
            <text:section text:style-name="Sect1" text:name="Раздел50">
              <text:p text:style-name="P3">$5-<text:span text:style-name="T13">m</text:span><text:span text:style-name="T3">4</text:span><text:span text:style-name="T13">0</text:span></text:p>
              <text:p text:style-name="P33">$5-<text:span text:style-name="T13">m</text:span><text:span text:style-name="T3">4</text:span><text:span text:style-name="T13">1</text:span></text:p>
              <text:p text:style-name="P33">$5-<text:span text:style-name="T13">m</text:span><text:span text:style-name="T3">4</text:span><text:span text:style-name="T13">2</text:span></text:p>
              <text:p text:style-name="P33">$5-<text:span text:style-name="T13">m</text:span><text:span text:style-name="T3">4</text:span><text:span text:style-name="T13">3</text:span></text:p>
              <text:p text:style-name="P33">$5-<text:span text:style-name="T13">m</text:span><text:span text:style-name="T3">4</text:span><text:span text:style-name="T13">4</text:span></text:p>
            </text:section>
          </table:table-cell>
          <table:table-cell table:style-name="t5.B8" office:value-type="string">
            <text:p text:style-name="P13">$5-av<text:span text:style-name="T13">4</text:span></text:p>
          </table:table-cell>
          <table:table-cell table:style-name="t5.B8" office:value-type="string">
            <text:p text:style-name="P13">$5-o<text:span text:style-name="T13">4</text:span></text:p>
          </table:table-cell>
          <table:table-cell table:style-name="t5.B8" office:value-type="string">
            <text:p text:style-name="P13">$5-q<text:span text:style-name="T13">4</text:span></text:p>
          </table:table-cell>
          <table:table-cell table:style-name="t5.B8" office:value-type="string">
            <text:p text:style-name="P13">$5-do<text:span text:style-name="T13">4</text:span></text:p>
          </table:table-cell>
          <table:table-cell table:style-name="t5.I8" office:value-type="string">
            <text:p text:style-name="P20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6">AT3509C (</text:span><text:span text:style-name="T41">γ</text:span><text:span text:style-name="T6">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5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5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4">H</text:span><text:span text:style-name="T18">pi</text:span></text:p>
          </table:table-cell>
          <table:table-cell table:style-name="s5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5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3">3</text:span></text:p>
          </table:table-cell>
          <table:table-cell table:style-name="s5.B4" office:value-type="string">
            <text:p text:style-name="P19"><text:s text:c="2"/>$5-<text:span text:style-name="T3">dd_</text:span><text:span text:style-name="T13">3</text:span> <text:s/></text:p>
            <text:p text:style-name="P22">360s</text:p>
          </table:table-cell>
          <table:table-cell table:style-name="s5.B4" office:value-type="string">
            <text:p text:style-name="P13">$5-d_dev<text:span text:style-name="T3">_</text:span><text:span text:style-name="T13">3</text:span></text:p>
          </table:table-cell>
          <table:table-cell table:style-name="s5.B4" office:value-type="string">
            <text:p text:style-name="P13">$5-dose<text:span text:style-name="T3">_</text:span><text:span text:style-name="T13">3</text:span></text:p>
          </table:table-cell>
          <table:table-cell table:style-name="s5.B4" office:value-type="string">
            <text:p text:style-name="P13">$5-d_res<text:span text:style-name="T3">_</text:span><text:span text:style-name="T13">3</text:span></text:p>
          </table:table-cell>
          <table:table-cell table:style-name="s5.B4" office:value-type="string">
            <text:p text:style-name="P13">$5-o_pog<text:span text:style-name="T3">_</text:span><text:span text:style-name="T13">3</text:span></text:p>
          </table:table-cell>
          <table:table-cell table:style-name="s5.B4" office:value-type="string">
            <text:p text:style-name="P13">$5-d_gran<text:span text:style-name="T3">_</text:span><text:span text:style-name="T13">3</text:span>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4" office:value-type="string">
            <text:p text:style-name="P12">4.0 mSv/h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7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6" office:value-type="string">
            <text:p text:style-name="P12">4.0 <text:span text:style-name="T13">µSv/h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7">360s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2"><text:span text:style-name="T6">AT3509C (</text:span><text:span text:style-name="T41">γ</text:span><text:span text:style-name="T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6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6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6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6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6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6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6.A3" office:value-type="string">
            <text:p text:style-name="P31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3">30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800<text:span text:style-name="T13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6.B3" office:value-type="string">
            <text:p text:style-name="P13">$6-n<text:span text:style-name="T13">3</text:span></text:p>
          </table:table-cell>
          <table:table-cell table:style-name="t6.B3" office:value-type="string">
            <text:p text:style-name="P13">$6-d<text:span text:style-name="T13">3</text:span></text:p>
          </table:table-cell>
          <table:table-cell table:style-name="t6.D3" office:value-type="string">
            <text:section text:style-name="Sect1" text:name="Раздел55">
              <text:p text:style-name="P3">$6-<text:span text:style-name="T13">m30</text:span></text:p>
              <text:p text:style-name="P33">$6-<text:span text:style-name="T13">m31</text:span></text:p>
              <text:p text:style-name="P33">$6-<text:span text:style-name="T13">m32</text:span></text:p>
              <text:p text:style-name="P33">$6-<text:span text:style-name="T13">m33</text:span></text:p>
              <text:p text:style-name="P33">$6-<text:span text:style-name="T13">m34</text:span></text:p>
            </text:section>
          </table:table-cell>
          <table:table-cell table:style-name="t6.B3" office:value-type="string">
            <text:p text:style-name="P13">$6-av<text:span text:style-name="T13">3</text:span></text:p>
          </table:table-cell>
          <table:table-cell table:style-name="t6.B3" office:value-type="string">
            <text:p text:style-name="P13">$6-o<text:span text:style-name="T13">3</text:span></text:p>
          </table:table-cell>
          <table:table-cell table:style-name="t6.B3" office:value-type="string">
            <text:p text:style-name="P13">$6-q<text:span text:style-name="T13">3</text:span></text:p>
          </table:table-cell>
          <table:table-cell table:style-name="t6.B3" office:value-type="string">
            <text:p text:style-name="P13">$6-do<text:span text:style-name="T13">3</text:span></text:p>
          </table:table-cell>
          <table:table-cell table:style-name="t6.I3" office:value-type="string">
            <text:p text:style-name="P20">±<text:span text:style-name="T13">19</text:span></text:p>
          </table:table-cell>
        </table:table-row>
        <table:table-row>
          <table:table-cell table:style-name="t6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6.B8" office:value-type="string">
            <text:p text:style-name="P13">$6-n<text:span text:style-name="T13">4</text:span></text:p>
          </table:table-cell>
          <table:table-cell table:style-name="t6.B8" office:value-type="string">
            <text:p text:style-name="P13">$6-d<text:span text:style-name="T13">4</text:span></text:p>
          </table:table-cell>
          <table:table-cell table:style-name="t6.D8" office:value-type="string">
            <text:section text:style-name="Sect1" text:name="Раздел60">
              <text:p text:style-name="P3">$6-<text:span text:style-name="T13">m</text:span><text:span text:style-name="T3">4</text:span><text:span text:style-name="T13">0</text:span></text:p>
              <text:p text:style-name="P33">$6-<text:span text:style-name="T13">m</text:span><text:span text:style-name="T3">4</text:span><text:span text:style-name="T13">1</text:span></text:p>
              <text:p text:style-name="P33">$6-<text:span text:style-name="T13">m</text:span><text:span text:style-name="T3">4</text:span><text:span text:style-name="T13">2</text:span></text:p>
              <text:p text:style-name="P33">$6-<text:span text:style-name="T13">m</text:span><text:span text:style-name="T3">4</text:span><text:span text:style-name="T13">3</text:span></text:p>
              <text:p text:style-name="P33">$6-<text:span text:style-name="T13">m</text:span><text:span text:style-name="T3">4</text:span><text:span text:style-name="T13">4</text:span></text:p>
            </text:section>
          </table:table-cell>
          <table:table-cell table:style-name="t6.B8" office:value-type="string">
            <text:p text:style-name="P13">$6-av<text:span text:style-name="T13">4</text:span></text:p>
          </table:table-cell>
          <table:table-cell table:style-name="t6.B8" office:value-type="string">
            <text:p text:style-name="P13">$6-o<text:span text:style-name="T13">4</text:span></text:p>
          </table:table-cell>
          <table:table-cell table:style-name="t6.B8" office:value-type="string">
            <text:p text:style-name="P13">$6-q<text:span text:style-name="T13">4</text:span></text:p>
          </table:table-cell>
          <table:table-cell table:style-name="t6.B8" office:value-type="string">
            <text:p text:style-name="P13">$6-do<text:span text:style-name="T13">4</text:span></text:p>
          </table:table-cell>
          <table:table-cell table:style-name="t6.I8" office:value-type="string">
            <text:p text:style-name="P20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2"><text:span text:style-name="T6">AT3509C (</text:span><text:span text:style-name="T41">γ</text:span><text:span text:style-name="T6">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6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6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4">H</text:span><text:span text:style-name="T18">pi</text:span></text:p>
          </table:table-cell>
          <table:table-cell table:style-name="s6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6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3">3</text:span></text:p>
          </table:table-cell>
          <table:table-cell table:style-name="s6.B4" office:value-type="string">
            <text:p text:style-name="P19"><text:s text:c="2"/>$6-<text:span text:style-name="T3">dd_</text:span><text:span text:style-name="T13">3</text:span> <text:s/></text:p>
            <text:p text:style-name="P22">360s</text:p>
          </table:table-cell>
          <table:table-cell table:style-name="s6.B4" office:value-type="string">
            <text:p text:style-name="P13">$6-d_dev<text:span text:style-name="T3">_</text:span><text:span text:style-name="T13">3</text:span></text:p>
          </table:table-cell>
          <table:table-cell table:style-name="s6.B4" office:value-type="string">
            <text:p text:style-name="P13">$6-dose<text:span text:style-name="T3">_</text:span><text:span text:style-name="T13">3</text:span></text:p>
          </table:table-cell>
          <table:table-cell table:style-name="s6.B4" office:value-type="string">
            <text:p text:style-name="P13">$6-d_res<text:span text:style-name="T3">_</text:span><text:span text:style-name="T13">3</text:span></text:p>
          </table:table-cell>
          <table:table-cell table:style-name="s6.B4" office:value-type="string">
            <text:p text:style-name="P13">$6-o_pog<text:span text:style-name="T3">_</text:span><text:span text:style-name="T13">3</text:span></text:p>
          </table:table-cell>
          <table:table-cell table:style-name="s6.B4" office:value-type="string">
            <text:p text:style-name="P13">$6-d_gran<text:span text:style-name="T3">_</text:span><text:span text:style-name="T13">3</text:span>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4" office:value-type="string">
            <text:p text:style-name="P12">4.0 mSv/h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7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6" office:value-type="string">
            <text:p text:style-name="P12">4.0 <text:span text:style-name="T13">µSv/h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7">360s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6">AT3509C (</text:span><text:span text:style-name="T41">γ</text:span><text:span text:style-name="T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7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7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7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7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7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7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7.A3" office:value-type="string">
            <text:p text:style-name="P31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3">30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800<text:span text:style-name="T13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7.B3" office:value-type="string">
            <text:p text:style-name="P13">$7-n<text:span text:style-name="T13">3</text:span></text:p>
          </table:table-cell>
          <table:table-cell table:style-name="t7.B3" office:value-type="string">
            <text:p text:style-name="P13">$7-d<text:span text:style-name="T13">3</text:span></text:p>
          </table:table-cell>
          <table:table-cell table:style-name="t7.D3" office:value-type="string">
            <text:section text:style-name="Sect1" text:name="Раздел61">
              <text:p text:style-name="P3">$7-<text:span text:style-name="T13">m30</text:span></text:p>
              <text:p text:style-name="P33">$7-<text:span text:style-name="T13">m31</text:span></text:p>
              <text:p text:style-name="P33">$7-<text:span text:style-name="T13">m32</text:span></text:p>
              <text:p text:style-name="P33">$7-<text:span text:style-name="T13">m33</text:span></text:p>
              <text:p text:style-name="P33">$7-<text:span text:style-name="T13">m34</text:span></text:p>
            </text:section>
          </table:table-cell>
          <table:table-cell table:style-name="t7.B3" office:value-type="string">
            <text:p text:style-name="P13">$7-av<text:span text:style-name="T13">3</text:span></text:p>
          </table:table-cell>
          <table:table-cell table:style-name="t7.B3" office:value-type="string">
            <text:p text:style-name="P13">$7-o<text:span text:style-name="T13">3</text:span></text:p>
          </table:table-cell>
          <table:table-cell table:style-name="t7.B3" office:value-type="string">
            <text:p text:style-name="P13">$7-q<text:span text:style-name="T13">3</text:span></text:p>
          </table:table-cell>
          <table:table-cell table:style-name="t7.B3" office:value-type="string">
            <text:p text:style-name="P13">$7-do<text:span text:style-name="T13">3</text:span></text:p>
          </table:table-cell>
          <table:table-cell table:style-name="t7.I3" office:value-type="string">
            <text:p text:style-name="P20">±<text:span text:style-name="T13">19</text:span></text:p>
          </table:table-cell>
        </table:table-row>
        <table:table-row>
          <table:table-cell table:style-name="t7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7.B8" office:value-type="string">
            <text:p text:style-name="P13">$7-n<text:span text:style-name="T13">4</text:span></text:p>
          </table:table-cell>
          <table:table-cell table:style-name="t7.B8" office:value-type="string">
            <text:p text:style-name="P13">$7-d<text:span text:style-name="T13">4</text:span></text:p>
          </table:table-cell>
          <table:table-cell table:style-name="t7.D8" office:value-type="string">
            <text:section text:style-name="Sect1" text:name="Раздел62">
              <text:p text:style-name="P3">$7-<text:span text:style-name="T13">m</text:span><text:span text:style-name="T3">4</text:span><text:span text:style-name="T13">0</text:span></text:p>
              <text:p text:style-name="P33">$7-<text:span text:style-name="T13">m</text:span><text:span text:style-name="T3">4</text:span><text:span text:style-name="T13">1</text:span></text:p>
              <text:p text:style-name="P33">$7-<text:span text:style-name="T13">m</text:span><text:span text:style-name="T3">4</text:span><text:span text:style-name="T13">2</text:span></text:p>
              <text:p text:style-name="P33">$7-<text:span text:style-name="T13">m</text:span><text:span text:style-name="T3">4</text:span><text:span text:style-name="T13">3</text:span></text:p>
              <text:p text:style-name="P33">$7-<text:span text:style-name="T13">m</text:span><text:span text:style-name="T3">4</text:span><text:span text:style-name="T13">4</text:span></text:p>
            </text:section>
          </table:table-cell>
          <table:table-cell table:style-name="t7.B8" office:value-type="string">
            <text:p text:style-name="P13">$7-av<text:span text:style-name="T13">4</text:span></text:p>
          </table:table-cell>
          <table:table-cell table:style-name="t7.B8" office:value-type="string">
            <text:p text:style-name="P13">$7-o<text:span text:style-name="T13">4</text:span></text:p>
          </table:table-cell>
          <table:table-cell table:style-name="t7.B8" office:value-type="string">
            <text:p text:style-name="P13">$7-q<text:span text:style-name="T13">4</text:span></text:p>
          </table:table-cell>
          <table:table-cell table:style-name="t7.B8" office:value-type="string">
            <text:p text:style-name="P13">$7-do<text:span text:style-name="T13">4</text:span></text:p>
          </table:table-cell>
          <table:table-cell table:style-name="t7.I8" office:value-type="string">
            <text:p text:style-name="P20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6">AT3509C (</text:span><text:span text:style-name="T41">γ</text:span><text:span text:style-name="T6">) s/n: </text:span><text:span text:style-name="T9"><text:s/>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7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7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4">H</text:span><text:span text:style-name="T18">pi</text:span></text:p>
          </table:table-cell>
          <table:table-cell table:style-name="s7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7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3">3</text:span></text:p>
          </table:table-cell>
          <table:table-cell table:style-name="s7.B4" office:value-type="string">
            <text:p text:style-name="P19"><text:s text:c="2"/>$7-<text:span text:style-name="T3">dd_</text:span><text:span text:style-name="T13">3</text:span> <text:s/></text:p>
            <text:p text:style-name="P22">360s</text:p>
          </table:table-cell>
          <table:table-cell table:style-name="s7.B4" office:value-type="string">
            <text:p text:style-name="P13">$7-d_dev<text:span text:style-name="T3">_</text:span><text:span text:style-name="T13">3</text:span></text:p>
          </table:table-cell>
          <table:table-cell table:style-name="s7.B4" office:value-type="string">
            <text:p text:style-name="P13">$7-dose<text:span text:style-name="T3">_</text:span><text:span text:style-name="T13">3</text:span></text:p>
          </table:table-cell>
          <table:table-cell table:style-name="s7.B4" office:value-type="string">
            <text:p text:style-name="P13">$7-d_res<text:span text:style-name="T3">_</text:span><text:span text:style-name="T13">3</text:span></text:p>
          </table:table-cell>
          <table:table-cell table:style-name="s7.B4" office:value-type="string">
            <text:p text:style-name="P13">$7-o_pog<text:span text:style-name="T3">_</text:span><text:span text:style-name="T13">3</text:span></text:p>
          </table:table-cell>
          <table:table-cell table:style-name="s7.B4" office:value-type="string">
            <text:p text:style-name="P13">$7-d_gran<text:span text:style-name="T3">_</text:span><text:span text:style-name="T13">3</text:span>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4" office:value-type="string">
            <text:p text:style-name="P12">4.0 mSv/h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7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6" office:value-type="string">
            <text:p text:style-name="P12">4.0 <text:span text:style-name="T13">µSv/h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7">360s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2"><text:span text:style-name="T6">AT3509C (</text:span><text:span text:style-name="T41">γ</text:span><text:span text:style-name="T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8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8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8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8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8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8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8.A3" office:value-type="string">
            <text:p text:style-name="P31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3">30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800<text:span text:style-name="T13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8.B3" office:value-type="string">
            <text:p text:style-name="P13">$8-n<text:span text:style-name="T13">3</text:span></text:p>
          </table:table-cell>
          <table:table-cell table:style-name="t8.B3" office:value-type="string">
            <text:p text:style-name="P13">$8-d<text:span text:style-name="T13">3</text:span></text:p>
          </table:table-cell>
          <table:table-cell table:style-name="t8.D3" office:value-type="string">
            <text:section text:style-name="Sect1" text:name="Раздел63">
              <text:p text:style-name="P3">$8-<text:span text:style-name="T13">m30</text:span></text:p>
              <text:p text:style-name="P33">$8-<text:span text:style-name="T13">m31</text:span></text:p>
              <text:p text:style-name="P33">$8-<text:span text:style-name="T13">m32</text:span></text:p>
              <text:p text:style-name="P33">$8-<text:span text:style-name="T13">m33</text:span></text:p>
              <text:p text:style-name="P33">$8-<text:span text:style-name="T13">m34</text:span></text:p>
            </text:section>
          </table:table-cell>
          <table:table-cell table:style-name="t8.B3" office:value-type="string">
            <text:p text:style-name="P13">$8-av<text:span text:style-name="T13">3</text:span></text:p>
          </table:table-cell>
          <table:table-cell table:style-name="t8.B3" office:value-type="string">
            <text:p text:style-name="P13">$8-o<text:span text:style-name="T13">3</text:span></text:p>
          </table:table-cell>
          <table:table-cell table:style-name="t8.B3" office:value-type="string">
            <text:p text:style-name="P13">$8-q<text:span text:style-name="T13">3</text:span></text:p>
          </table:table-cell>
          <table:table-cell table:style-name="t8.B3" office:value-type="string">
            <text:p text:style-name="P13">$8-do<text:span text:style-name="T13">3</text:span></text:p>
          </table:table-cell>
          <table:table-cell table:style-name="t8.I3" office:value-type="string">
            <text:p text:style-name="P20">±<text:span text:style-name="T13">19</text:span></text:p>
          </table:table-cell>
        </table:table-row>
        <table:table-row>
          <table:table-cell table:style-name="t8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8.B8" office:value-type="string">
            <text:p text:style-name="P13">$8-n<text:span text:style-name="T13">4</text:span></text:p>
          </table:table-cell>
          <table:table-cell table:style-name="t8.B8" office:value-type="string">
            <text:p text:style-name="P13">$8-d<text:span text:style-name="T13">4</text:span></text:p>
          </table:table-cell>
          <table:table-cell table:style-name="t8.D8" office:value-type="string">
            <text:section text:style-name="Sect1" text:name="Раздел64">
              <text:p text:style-name="P3">$8-<text:span text:style-name="T13">m</text:span><text:span text:style-name="T3">4</text:span><text:span text:style-name="T13">0</text:span></text:p>
              <text:p text:style-name="P33">$8-<text:span text:style-name="T13">m</text:span><text:span text:style-name="T3">4</text:span><text:span text:style-name="T13">1</text:span></text:p>
              <text:p text:style-name="P33">$8-<text:span text:style-name="T13">m</text:span><text:span text:style-name="T3">4</text:span><text:span text:style-name="T13">2</text:span></text:p>
              <text:p text:style-name="P33">$8-<text:span text:style-name="T13">m</text:span><text:span text:style-name="T3">4</text:span><text:span text:style-name="T13">3</text:span></text:p>
              <text:p text:style-name="P33">$8-<text:span text:style-name="T13">m</text:span><text:span text:style-name="T3">4</text:span><text:span text:style-name="T13">4</text:span></text:p>
            </text:section>
          </table:table-cell>
          <table:table-cell table:style-name="t8.B8" office:value-type="string">
            <text:p text:style-name="P13">$8-av<text:span text:style-name="T13">4</text:span></text:p>
          </table:table-cell>
          <table:table-cell table:style-name="t8.B8" office:value-type="string">
            <text:p text:style-name="P13">$8-o<text:span text:style-name="T13">4</text:span></text:p>
          </table:table-cell>
          <table:table-cell table:style-name="t8.B8" office:value-type="string">
            <text:p text:style-name="P13">$8-q<text:span text:style-name="T13">4</text:span></text:p>
          </table:table-cell>
          <table:table-cell table:style-name="t8.B8" office:value-type="string">
            <text:p text:style-name="P13">$8-do<text:span text:style-name="T13">4</text:span></text:p>
          </table:table-cell>
          <table:table-cell table:style-name="t8.I8" office:value-type="string">
            <text:p text:style-name="P20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6">AT3509C (</text:span><text:span text:style-name="T41">γ</text:span><text:span text:style-name="T6">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8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8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4">H</text:span><text:span text:style-name="T18">pi</text:span></text:p>
          </table:table-cell>
          <table:table-cell table:style-name="s8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8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3">3</text:span></text:p>
          </table:table-cell>
          <table:table-cell table:style-name="s8.B4" office:value-type="string">
            <text:p text:style-name="P19"><text:s text:c="2"/>$8-<text:span text:style-name="T3">dd_</text:span><text:span text:style-name="T13">3</text:span> <text:s/></text:p>
            <text:p text:style-name="P22">360s</text:p>
          </table:table-cell>
          <table:table-cell table:style-name="s8.B4" office:value-type="string">
            <text:p text:style-name="P13">$8-d_dev<text:span text:style-name="T3">_</text:span><text:span text:style-name="T13">3</text:span></text:p>
          </table:table-cell>
          <table:table-cell table:style-name="s8.B4" office:value-type="string">
            <text:p text:style-name="P13">$8-dose<text:span text:style-name="T3">_</text:span><text:span text:style-name="T13">3</text:span></text:p>
          </table:table-cell>
          <table:table-cell table:style-name="s8.B4" office:value-type="string">
            <text:p text:style-name="P13">$8-d_res<text:span text:style-name="T3">_</text:span><text:span text:style-name="T13">3</text:span></text:p>
          </table:table-cell>
          <table:table-cell table:style-name="s8.B4" office:value-type="string">
            <text:p text:style-name="P13">$8-o_pog<text:span text:style-name="T3">_</text:span><text:span text:style-name="T13">3</text:span></text:p>
          </table:table-cell>
          <table:table-cell table:style-name="s8.B4" office:value-type="string">
            <text:p text:style-name="P13">$8-d_gran<text:span text:style-name="T3">_</text:span><text:span text:style-name="T13">3</text:span>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4" office:value-type="string">
            <text:p text:style-name="P12">4.0 mSv/h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7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6" office:value-type="string">
            <text:p text:style-name="P12">4.0 <text:span text:style-name="T13">µSv/h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7">360s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6">AT3509C (</text:span><text:span text:style-name="T41">γ</text:span><text:span text:style-name="T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9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9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9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9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9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9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9.A3" office:value-type="string">
            <text:p text:style-name="P31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3">30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800<text:span text:style-name="T13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9.B3" office:value-type="string">
            <text:p text:style-name="P13">$9-n<text:span text:style-name="T13">3</text:span></text:p>
          </table:table-cell>
          <table:table-cell table:style-name="t9.B3" office:value-type="string">
            <text:p text:style-name="P13">$9-d<text:span text:style-name="T13">3</text:span></text:p>
          </table:table-cell>
          <table:table-cell table:style-name="t9.D3" office:value-type="string">
            <text:section text:style-name="Sect1" text:name="Раздел65">
              <text:p text:style-name="P3">$9-<text:span text:style-name="T13">m30</text:span></text:p>
              <text:p text:style-name="P33">$9-<text:span text:style-name="T13">m31</text:span></text:p>
              <text:p text:style-name="P33">$9-<text:span text:style-name="T13">m32</text:span></text:p>
              <text:p text:style-name="P33">$9-<text:span text:style-name="T13">m33</text:span></text:p>
              <text:p text:style-name="P33">$9-<text:span text:style-name="T13">m34</text:span></text:p>
            </text:section>
          </table:table-cell>
          <table:table-cell table:style-name="t9.B3" office:value-type="string">
            <text:p text:style-name="P13">$9-av<text:span text:style-name="T13">3</text:span></text:p>
          </table:table-cell>
          <table:table-cell table:style-name="t9.B3" office:value-type="string">
            <text:p text:style-name="P13">$9-o<text:span text:style-name="T13">3</text:span></text:p>
          </table:table-cell>
          <table:table-cell table:style-name="t9.B3" office:value-type="string">
            <text:p text:style-name="P13">$9-q<text:span text:style-name="T13">3</text:span></text:p>
          </table:table-cell>
          <table:table-cell table:style-name="t9.B3" office:value-type="string">
            <text:p text:style-name="P13">$9-do<text:span text:style-name="T13">3</text:span></text:p>
          </table:table-cell>
          <table:table-cell table:style-name="t9.I3" office:value-type="string">
            <text:p text:style-name="P20">±<text:span text:style-name="T13">19</text:span></text:p>
          </table:table-cell>
        </table:table-row>
        <table:table-row>
          <table:table-cell table:style-name="t9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9.B8" office:value-type="string">
            <text:p text:style-name="P13">$9-n<text:span text:style-name="T13">4</text:span></text:p>
          </table:table-cell>
          <table:table-cell table:style-name="t9.B8" office:value-type="string">
            <text:p text:style-name="P13">$9-d<text:span text:style-name="T13">4</text:span></text:p>
          </table:table-cell>
          <table:table-cell table:style-name="t9.D8" office:value-type="string">
            <text:section text:style-name="Sect1" text:name="Раздел66">
              <text:p text:style-name="P3">$9-<text:span text:style-name="T13">m</text:span><text:span text:style-name="T3">4</text:span><text:span text:style-name="T13">0</text:span></text:p>
              <text:p text:style-name="P33">$9-<text:span text:style-name="T13">m</text:span><text:span text:style-name="T3">4</text:span><text:span text:style-name="T13">1</text:span></text:p>
              <text:p text:style-name="P33">$9-<text:span text:style-name="T13">m</text:span><text:span text:style-name="T3">4</text:span><text:span text:style-name="T13">2</text:span></text:p>
              <text:p text:style-name="P33">$9-<text:span text:style-name="T13">m</text:span><text:span text:style-name="T3">4</text:span><text:span text:style-name="T13">3</text:span></text:p>
              <text:p text:style-name="P33">$9-<text:span text:style-name="T13">m</text:span><text:span text:style-name="T3">4</text:span><text:span text:style-name="T13">4</text:span></text:p>
            </text:section>
          </table:table-cell>
          <table:table-cell table:style-name="t9.B8" office:value-type="string">
            <text:p text:style-name="P13">$9-av<text:span text:style-name="T13">4</text:span></text:p>
          </table:table-cell>
          <table:table-cell table:style-name="t9.B8" office:value-type="string">
            <text:p text:style-name="P13">$9-o<text:span text:style-name="T13">4</text:span></text:p>
          </table:table-cell>
          <table:table-cell table:style-name="t9.B8" office:value-type="string">
            <text:p text:style-name="P13">$9-q<text:span text:style-name="T13">4</text:span></text:p>
          </table:table-cell>
          <table:table-cell table:style-name="t9.B8" office:value-type="string">
            <text:p text:style-name="P13">$9-do<text:span text:style-name="T13">4</text:span></text:p>
          </table:table-cell>
          <table:table-cell table:style-name="t9.I8" office:value-type="string">
            <text:p text:style-name="P20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6">AT3509C (</text:span><text:span text:style-name="T41">γ</text:span><text:span text:style-name="T6">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9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9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4">H</text:span><text:span text:style-name="T18">pi</text:span></text:p>
          </table:table-cell>
          <table:table-cell table:style-name="s9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9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3">3</text:span></text:p>
          </table:table-cell>
          <table:table-cell table:style-name="s9.B4" office:value-type="string">
            <text:p text:style-name="P19"><text:s text:c="2"/>$9-<text:span text:style-name="T3">dd_</text:span><text:span text:style-name="T13">3</text:span> <text:s/></text:p>
            <text:p text:style-name="P22">360s</text:p>
          </table:table-cell>
          <table:table-cell table:style-name="s9.B4" office:value-type="string">
            <text:p text:style-name="P13">$9-d_dev<text:span text:style-name="T3">_</text:span><text:span text:style-name="T13">3</text:span></text:p>
          </table:table-cell>
          <table:table-cell table:style-name="s9.B4" office:value-type="string">
            <text:p text:style-name="P13">$9-dose<text:span text:style-name="T3">_</text:span><text:span text:style-name="T13">3</text:span></text:p>
          </table:table-cell>
          <table:table-cell table:style-name="s9.B4" office:value-type="string">
            <text:p text:style-name="P13">$9-d_res<text:span text:style-name="T3">_</text:span><text:span text:style-name="T13">3</text:span></text:p>
          </table:table-cell>
          <table:table-cell table:style-name="s9.B4" office:value-type="string">
            <text:p text:style-name="P13">$9-o_pog<text:span text:style-name="T3">_</text:span><text:span text:style-name="T13">3</text:span></text:p>
          </table:table-cell>
          <table:table-cell table:style-name="s9.B4" office:value-type="string">
            <text:p text:style-name="P13">$9-d_gran<text:span text:style-name="T3">_</text:span><text:span text:style-name="T13">3</text:span>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4" office:value-type="string">
            <text:p text:style-name="P12">4.0 mSv/h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7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6" office:value-type="string">
            <text:p text:style-name="P12">4.0 <text:span text:style-name="T13">µSv/h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7">360s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2"><text:span text:style-name="T6">AT3509C (</text:span><text:span text:style-name="T41">γ</text:span><text:span text:style-name="T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0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10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0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10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0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0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0.A3" office:value-type="string">
            <text:p text:style-name="P31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3">30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800<text:span text:style-name="T13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0.B3" office:value-type="string">
            <text:p text:style-name="P13">$10-n<text:span text:style-name="T13">3</text:span></text:p>
          </table:table-cell>
          <table:table-cell table:style-name="t10.B3" office:value-type="string">
            <text:p text:style-name="P13">$10-d<text:span text:style-name="T13">3</text:span></text:p>
          </table:table-cell>
          <table:table-cell table:style-name="t10.D3" office:value-type="string">
            <text:section text:style-name="Sect1" text:name="Раздел67">
              <text:p text:style-name="P3">$10-<text:span text:style-name="T13">m30</text:span></text:p>
              <text:p text:style-name="P33">$10-<text:span text:style-name="T13">m31</text:span></text:p>
              <text:p text:style-name="P33">$10-<text:span text:style-name="T13">m32</text:span></text:p>
              <text:p text:style-name="P33">$10-<text:span text:style-name="T13">m33</text:span></text:p>
              <text:p text:style-name="P33">$10-<text:span text:style-name="T13">m34</text:span></text:p>
            </text:section>
          </table:table-cell>
          <table:table-cell table:style-name="t10.B3" office:value-type="string">
            <text:p text:style-name="P13">$10-av<text:span text:style-name="T13">3</text:span></text:p>
          </table:table-cell>
          <table:table-cell table:style-name="t10.B3" office:value-type="string">
            <text:p text:style-name="P13">$10-o<text:span text:style-name="T13">3</text:span></text:p>
          </table:table-cell>
          <table:table-cell table:style-name="t10.B3" office:value-type="string">
            <text:p text:style-name="P13">$10-q<text:span text:style-name="T13">3</text:span></text:p>
          </table:table-cell>
          <table:table-cell table:style-name="t10.B3" office:value-type="string">
            <text:p text:style-name="P13">$10-do<text:span text:style-name="T13">3</text:span></text:p>
          </table:table-cell>
          <table:table-cell table:style-name="t10.I3" office:value-type="string">
            <text:p text:style-name="P20">±<text:span text:style-name="T13">19</text:span></text:p>
          </table:table-cell>
        </table:table-row>
        <table:table-row>
          <table:table-cell table:style-name="t10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0.B8" office:value-type="string">
            <text:p text:style-name="P13">$10-n<text:span text:style-name="T13">4</text:span></text:p>
          </table:table-cell>
          <table:table-cell table:style-name="t10.B8" office:value-type="string">
            <text:p text:style-name="P13">$10-d<text:span text:style-name="T13">4</text:span></text:p>
          </table:table-cell>
          <table:table-cell table:style-name="t10.D8" office:value-type="string">
            <text:section text:style-name="Sect1" text:name="Раздел68">
              <text:p text:style-name="P3">$10-<text:span text:style-name="T13">m</text:span><text:span text:style-name="T3">4</text:span><text:span text:style-name="T13">0</text:span></text:p>
              <text:p text:style-name="P33">$10-<text:span text:style-name="T13">m</text:span><text:span text:style-name="T3">4</text:span><text:span text:style-name="T13">1</text:span></text:p>
              <text:p text:style-name="P33">$10-<text:span text:style-name="T13">m</text:span><text:span text:style-name="T3">4</text:span><text:span text:style-name="T13">2</text:span></text:p>
              <text:p text:style-name="P33">$10-<text:span text:style-name="T13">m</text:span><text:span text:style-name="T3">4</text:span><text:span text:style-name="T13">3</text:span></text:p>
              <text:p text:style-name="P33">$10-<text:span text:style-name="T13">m</text:span><text:span text:style-name="T3">4</text:span><text:span text:style-name="T13">4</text:span></text:p>
            </text:section>
          </table:table-cell>
          <table:table-cell table:style-name="t10.B8" office:value-type="string">
            <text:p text:style-name="P13">$10-av<text:span text:style-name="T13">4</text:span></text:p>
          </table:table-cell>
          <table:table-cell table:style-name="t10.B8" office:value-type="string">
            <text:p text:style-name="P13">$10-o<text:span text:style-name="T13">4</text:span></text:p>
          </table:table-cell>
          <table:table-cell table:style-name="t10.B8" office:value-type="string">
            <text:p text:style-name="P13">$10-q<text:span text:style-name="T13">4</text:span></text:p>
          </table:table-cell>
          <table:table-cell table:style-name="t10.B8" office:value-type="string">
            <text:p text:style-name="P13">$10-do<text:span text:style-name="T13">4</text:span></text:p>
          </table:table-cell>
          <table:table-cell table:style-name="t10.I8" office:value-type="string">
            <text:p text:style-name="P20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6">AT3509C (</text:span><text:span text:style-name="T41">γ</text:span><text:span text:style-name="T6">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10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0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4">H</text:span><text:span text:style-name="T18">pi</text:span></text:p>
          </table:table-cell>
          <table:table-cell table:style-name="s10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0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3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3">3</text:span> <text:s/></text:p>
            <text:p text:style-name="P22">360s</text:p>
          </table:table-cell>
          <table:table-cell table:style-name="s10.B4" office:value-type="string">
            <text:p text:style-name="P13">$10-d_dev<text:span text:style-name="T3">_</text:span><text:span text:style-name="T13">3</text:span></text:p>
          </table:table-cell>
          <table:table-cell table:style-name="s10.B4" office:value-type="string">
            <text:p text:style-name="P13">$10-dose<text:span text:style-name="T3">_</text:span><text:span text:style-name="T13">3</text:span></text:p>
          </table:table-cell>
          <table:table-cell table:style-name="s10.B4" office:value-type="string">
            <text:p text:style-name="P13">$10-d_res<text:span text:style-name="T3">_</text:span><text:span text:style-name="T13">3</text:span></text:p>
          </table:table-cell>
          <table:table-cell table:style-name="s10.B4" office:value-type="string">
            <text:p text:style-name="P13">$10-o_pog<text:span text:style-name="T3">_</text:span><text:span text:style-name="T13">3</text:span></text:p>
          </table:table-cell>
          <table:table-cell table:style-name="s10.B4" office:value-type="string">
            <text:p text:style-name="P13">$10-d_gran<text:span text:style-name="T3">_</text:span><text:span text:style-name="T13">3</text:span>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4" office:value-type="string">
            <text:p text:style-name="P12">4.0 mSv/h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7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6" office:value-type="string">
            <text:p text:style-name="P12">4.0 <text:span text:style-name="T13">µSv/h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7">360s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6">AT3509C (</text:span><text:span text:style-name="T41">γ</text:span><text:span text:style-name="T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1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11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1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11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1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1.A3" office:value-type="string">
            <text:p text:style-name="P31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3">30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800<text:span text:style-name="T13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1.B3" office:value-type="string">
            <text:p text:style-name="P13">$11-n<text:span text:style-name="T13">3</text:span></text:p>
          </table:table-cell>
          <table:table-cell table:style-name="t11.B3" office:value-type="string">
            <text:p text:style-name="P13">$11-d<text:span text:style-name="T13">3</text:span></text:p>
          </table:table-cell>
          <table:table-cell table:style-name="t11.D3" office:value-type="string">
            <text:section text:style-name="Sect1" text:name="Раздел69">
              <text:p text:style-name="P3">$11-<text:span text:style-name="T13">m30</text:span></text:p>
              <text:p text:style-name="P33">$11-<text:span text:style-name="T13">m31</text:span></text:p>
              <text:p text:style-name="P33">$11-<text:span text:style-name="T13">m32</text:span></text:p>
              <text:p text:style-name="P33">$11-<text:span text:style-name="T13">m33</text:span></text:p>
              <text:p text:style-name="P33">$11-<text:span text:style-name="T13">m34</text:span></text:p>
            </text:section>
          </table:table-cell>
          <table:table-cell table:style-name="t11.B3" office:value-type="string">
            <text:p text:style-name="P13">$11-av<text:span text:style-name="T13">3</text:span></text:p>
          </table:table-cell>
          <table:table-cell table:style-name="t11.B3" office:value-type="string">
            <text:p text:style-name="P13">$11-o<text:span text:style-name="T13">3</text:span></text:p>
          </table:table-cell>
          <table:table-cell table:style-name="t11.B3" office:value-type="string">
            <text:p text:style-name="P13">$11-q<text:span text:style-name="T13">3</text:span></text:p>
          </table:table-cell>
          <table:table-cell table:style-name="t11.B3" office:value-type="string">
            <text:p text:style-name="P13">$11-do<text:span text:style-name="T13">3</text:span></text:p>
          </table:table-cell>
          <table:table-cell table:style-name="t11.I3" office:value-type="string">
            <text:p text:style-name="P20">±<text:span text:style-name="T13">19</text:span></text:p>
          </table:table-cell>
        </table:table-row>
        <table:table-row>
          <table:table-cell table:style-name="t11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1.B8" office:value-type="string">
            <text:p text:style-name="P13">$11-n<text:span text:style-name="T13">4</text:span></text:p>
          </table:table-cell>
          <table:table-cell table:style-name="t11.B8" office:value-type="string">
            <text:p text:style-name="P13">$11-d<text:span text:style-name="T13">4</text:span></text:p>
          </table:table-cell>
          <table:table-cell table:style-name="t11.D8" office:value-type="string">
            <text:section text:style-name="Sect1" text:name="Раздел70">
              <text:p text:style-name="P3">$11-<text:span text:style-name="T13">m</text:span><text:span text:style-name="T3">4</text:span><text:span text:style-name="T13">0</text:span></text:p>
              <text:p text:style-name="P33">$11-<text:span text:style-name="T13">m</text:span><text:span text:style-name="T3">4</text:span><text:span text:style-name="T13">1</text:span></text:p>
              <text:p text:style-name="P33">$11-<text:span text:style-name="T13">m</text:span><text:span text:style-name="T3">4</text:span><text:span text:style-name="T13">2</text:span></text:p>
              <text:p text:style-name="P33">$11-<text:span text:style-name="T13">m</text:span><text:span text:style-name="T3">4</text:span><text:span text:style-name="T13">3</text:span></text:p>
              <text:p text:style-name="P33">$11-<text:span text:style-name="T13">m</text:span><text:span text:style-name="T3">4</text:span><text:span text:style-name="T13">4</text:span></text:p>
            </text:section>
          </table:table-cell>
          <table:table-cell table:style-name="t11.B8" office:value-type="string">
            <text:p text:style-name="P13">$11-av<text:span text:style-name="T13">4</text:span></text:p>
          </table:table-cell>
          <table:table-cell table:style-name="t11.B8" office:value-type="string">
            <text:p text:style-name="P13">$11-o<text:span text:style-name="T13">4</text:span></text:p>
          </table:table-cell>
          <table:table-cell table:style-name="t11.B8" office:value-type="string">
            <text:p text:style-name="P13">$11-q<text:span text:style-name="T13">4</text:span></text:p>
          </table:table-cell>
          <table:table-cell table:style-name="t11.B8" office:value-type="string">
            <text:p text:style-name="P13">$11-do<text:span text:style-name="T13">4</text:span></text:p>
          </table:table-cell>
          <table:table-cell table:style-name="t11.I8" office:value-type="string">
            <text:p text:style-name="P20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6">AT3509C (</text:span><text:span text:style-name="T41">γ</text:span><text:span text:style-name="T6">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1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4">H</text:span><text:span text:style-name="T18">pi</text:span></text:p>
          </table:table-cell>
          <table:table-cell table:style-name="s11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1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3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3">3</text:span> <text:s/></text:p>
            <text:p text:style-name="P22">360s</text:p>
          </table:table-cell>
          <table:table-cell table:style-name="s11.B4" office:value-type="string">
            <text:p text:style-name="P13">$11-d_dev<text:span text:style-name="T3">_</text:span><text:span text:style-name="T13">3</text:span></text:p>
          </table:table-cell>
          <table:table-cell table:style-name="s11.B4" office:value-type="string">
            <text:p text:style-name="P13">$11-dose<text:span text:style-name="T3">_</text:span><text:span text:style-name="T13">3</text:span></text:p>
          </table:table-cell>
          <table:table-cell table:style-name="s11.B4" office:value-type="string">
            <text:p text:style-name="P13">$11-d_res<text:span text:style-name="T3">_</text:span><text:span text:style-name="T13">3</text:span></text:p>
          </table:table-cell>
          <table:table-cell table:style-name="s11.B4" office:value-type="string">
            <text:p text:style-name="P13">$11-o_pog<text:span text:style-name="T3">_</text:span><text:span text:style-name="T13">3</text:span></text:p>
          </table:table-cell>
          <table:table-cell table:style-name="s11.B4" office:value-type="string">
            <text:p text:style-name="P13">$11-d_gran<text:span text:style-name="T3">_</text:span><text:span text:style-name="T13">3</text:span>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4" office:value-type="string">
            <text:p text:style-name="P12">4.0 mSv/h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7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6" office:value-type="string">
            <text:p text:style-name="P12">4.0 <text:span text:style-name="T13">µSv/h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7">360s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2"><text:span text:style-name="T6">AT3509C (</text:span><text:span text:style-name="T41">γ</text:span><text:span text:style-name="T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2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12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2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12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2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2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2.A3" office:value-type="string">
            <text:p text:style-name="P31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3">30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800<text:span text:style-name="T13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2.B3" office:value-type="string">
            <text:p text:style-name="P13">$12-n<text:span text:style-name="T13">3</text:span></text:p>
          </table:table-cell>
          <table:table-cell table:style-name="t12.B3" office:value-type="string">
            <text:p text:style-name="P13">$12-d<text:span text:style-name="T13">3</text:span></text:p>
          </table:table-cell>
          <table:table-cell table:style-name="t12.D3" office:value-type="string">
            <text:section text:style-name="Sect1" text:name="Раздел71">
              <text:p text:style-name="P3">$12-<text:span text:style-name="T13">m30</text:span></text:p>
              <text:p text:style-name="P33">$12-<text:span text:style-name="T13">m31</text:span></text:p>
              <text:p text:style-name="P33">$12-<text:span text:style-name="T13">m32</text:span></text:p>
              <text:p text:style-name="P33">$12-<text:span text:style-name="T13">m33</text:span></text:p>
              <text:p text:style-name="P33">$12-<text:span text:style-name="T13">m34</text:span></text:p>
            </text:section>
          </table:table-cell>
          <table:table-cell table:style-name="t12.B3" office:value-type="string">
            <text:p text:style-name="P13">$12-av<text:span text:style-name="T13">3</text:span></text:p>
          </table:table-cell>
          <table:table-cell table:style-name="t12.B3" office:value-type="string">
            <text:p text:style-name="P13">$12-o<text:span text:style-name="T13">3</text:span></text:p>
          </table:table-cell>
          <table:table-cell table:style-name="t12.B3" office:value-type="string">
            <text:p text:style-name="P13">$12-q<text:span text:style-name="T13">3</text:span></text:p>
          </table:table-cell>
          <table:table-cell table:style-name="t12.B3" office:value-type="string">
            <text:p text:style-name="P13">$12-do<text:span text:style-name="T13">3</text:span></text:p>
          </table:table-cell>
          <table:table-cell table:style-name="t12.I3" office:value-type="string">
            <text:p text:style-name="P20">±<text:span text:style-name="T13">19</text:span></text:p>
          </table:table-cell>
        </table:table-row>
        <table:table-row>
          <table:table-cell table:style-name="t12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2.B8" office:value-type="string">
            <text:p text:style-name="P13">$12-n<text:span text:style-name="T13">4</text:span></text:p>
          </table:table-cell>
          <table:table-cell table:style-name="t12.B8" office:value-type="string">
            <text:p text:style-name="P13">$12-d<text:span text:style-name="T13">4</text:span></text:p>
          </table:table-cell>
          <table:table-cell table:style-name="t12.D8" office:value-type="string">
            <text:section text:style-name="Sect1" text:name="Раздел72">
              <text:p text:style-name="P3">$12-<text:span text:style-name="T13">m</text:span><text:span text:style-name="T3">4</text:span><text:span text:style-name="T13">0</text:span></text:p>
              <text:p text:style-name="P33">$12-<text:span text:style-name="T13">m</text:span><text:span text:style-name="T3">4</text:span><text:span text:style-name="T13">1</text:span></text:p>
              <text:p text:style-name="P33">$12-<text:span text:style-name="T13">m</text:span><text:span text:style-name="T3">4</text:span><text:span text:style-name="T13">2</text:span></text:p>
              <text:p text:style-name="P33">$12-<text:span text:style-name="T13">m</text:span><text:span text:style-name="T3">4</text:span><text:span text:style-name="T13">3</text:span></text:p>
              <text:p text:style-name="P33">$12-<text:span text:style-name="T13">m</text:span><text:span text:style-name="T3">4</text:span><text:span text:style-name="T13">4</text:span></text:p>
            </text:section>
          </table:table-cell>
          <table:table-cell table:style-name="t12.B8" office:value-type="string">
            <text:p text:style-name="P13">$12-av<text:span text:style-name="T13">4</text:span></text:p>
          </table:table-cell>
          <table:table-cell table:style-name="t12.B8" office:value-type="string">
            <text:p text:style-name="P13">$12-o<text:span text:style-name="T13">4</text:span></text:p>
          </table:table-cell>
          <table:table-cell table:style-name="t12.B8" office:value-type="string">
            <text:p text:style-name="P13">$12-q<text:span text:style-name="T13">4</text:span></text:p>
          </table:table-cell>
          <table:table-cell table:style-name="t12.B8" office:value-type="string">
            <text:p text:style-name="P13">$12-do<text:span text:style-name="T13">4</text:span></text:p>
          </table:table-cell>
          <table:table-cell table:style-name="t12.I8" office:value-type="string">
            <text:p text:style-name="P20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2"><text:span text:style-name="T6">AT3509C (</text:span><text:span text:style-name="T41">γ</text:span><text:span text:style-name="T6">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12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2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4">H</text:span><text:span text:style-name="T18">pi</text:span></text:p>
          </table:table-cell>
          <table:table-cell table:style-name="s12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2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3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3">3</text:span> <text:s/></text:p>
            <text:p text:style-name="P22">360s</text:p>
          </table:table-cell>
          <table:table-cell table:style-name="s12.B4" office:value-type="string">
            <text:p text:style-name="P13">$12-d_dev<text:span text:style-name="T3">_</text:span><text:span text:style-name="T13">3</text:span></text:p>
          </table:table-cell>
          <table:table-cell table:style-name="s12.B4" office:value-type="string">
            <text:p text:style-name="P13">$12-dose<text:span text:style-name="T3">_</text:span><text:span text:style-name="T13">3</text:span></text:p>
          </table:table-cell>
          <table:table-cell table:style-name="s12.B4" office:value-type="string">
            <text:p text:style-name="P13">$12-d_res<text:span text:style-name="T3">_</text:span><text:span text:style-name="T13">3</text:span></text:p>
          </table:table-cell>
          <table:table-cell table:style-name="s12.B4" office:value-type="string">
            <text:p text:style-name="P13">$12-o_pog<text:span text:style-name="T3">_</text:span><text:span text:style-name="T13">3</text:span></text:p>
          </table:table-cell>
          <table:table-cell table:style-name="s12.B4" office:value-type="string">
            <text:p text:style-name="P13">$12-d_gran<text:span text:style-name="T3">_</text:span><text:span text:style-name="T13">3</text:span>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4" office:value-type="string">
            <text:p text:style-name="P12">4.0 mSv/h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7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6" office:value-type="string">
            <text:p text:style-name="P12">4.0 <text:span text:style-name="T13">µSv/h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7">360s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3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01:16.02</dc:date>
    <meta:editing-duration>P3DT10H15M2S</meta:editing-duration>
    <meta:editing-cycles>410</meta:editing-cycles>
    <meta:generator>OpenOffice/4.1.6$Win32 OpenOffice.org_project/416m1$Build-9790</meta:generator>
    <meta:document-statistic meta:table-count="25" meta:image-count="1" meta:object-count="0" meta:page-count="7" meta:paragraph-count="1815" meta:word-count="2800" meta:character-count="16941"/>
  </office:meta>
</office:document-meta>
</file>